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registro-de-autoridades"/>Registro de Autoridades<text:bookmark-end text:name="registro-de-autoridad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2/authority-registry" office:name=""><text:span text:style-name="Definition">https://blueprint.ecohubs.community/es/articles/rcos-templates/layer-2/authority-registry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2 — Gobernanza y Lógica de Decisión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2-governance-decision-logic#43-authority-boundaries" office:name=""><text:span text:style-name="Definition">§4.3</text:span></text:a>, <text:a xlink:type="simple" xlink:href="https://blueprint.ecohubs.community/es/articles/rcos-core/v0-1/layer-2-governance-decision-logic#47-artifacts" office:name=""><text:span text:style-name="Definition">§4.7</text:span></text:a></text:p>
        </text:list-item>
      </text:list>
      <text:p text:style-name="P3">Enumera todos los roles, círculos u órganos que poseen autoridad de toma de decisiones, junto con su alcance explícito, límites y duración del mandato.</text:p>
      <text:p text:style-name="Horizontal_20_Line"/>
      <text:h text:style-name="Heading_20_2" text:outline-level="2"><text:bookmark-start text:name="autoridades-registradas"/>Autoridades Registradas<text:bookmark-end text:name="autoridades-registradas"/></text:h>
      <text:p text:style-name="First_20_paragraph"><text:span text:style-name="T2">Cláusulas RCOS: </text:span><text:a xlink:type="simple" xlink:href="https://blueprint.ecohubs.community/es/articles/rcos-core/v0-1/layer-2-governance-decision-logic#43-authority-boundaries" office:name=""><text:span text:style-name="Definition"><text:span text:style-name="T2">4.3.1</text:span></text:span></text:a><text:span text:style-name="T2">, </text:span><text:a xlink:type="simple" xlink:href="https://blueprint.ecohubs.community/es/articles/rcos-core/v0-1/layer-2-governance-decision-logic#43-authority-boundaries" office:name=""><text:span text:style-name="Definition"><text:span text:style-name="T2">4.3.2</text:span></text:span></text:a><text:span text:style-name="T2">, </text:span><text:a xlink:type="simple" xlink:href="https://blueprint.ecohubs.community/es/articles/rcos-core/v0-1/layer-2-governance-decision-logic#43-authority-boundaries" office:name=""><text:span text:style-name="Definition"><text:span text:style-name="T2">4.3.3</text:span></text:span></text:a><text:span text:style-name="T2">, </text:span><text:a xlink:type="simple" xlink:href="https://blueprint.ecohubs.community/es/articles/rcos-core/v0-1/layer-2-governance-decision-logic#43-authority-boundaries" office:name=""><text:span text:style-name="Definition"><text:span text:style-name="T2">4.3.4</text:span></text:span></text:a><text:span text:style-name="T2">, </text:span><text:a xlink:type="simple" xlink:href="https://blueprint.ecohubs.community/es/articles/rcos-core/v0-1/layer-2-governance-decision-logic#43-authority-boundaries" office:name=""><text:span text:style-name="Definition"><text:span text:style-name="T2">4.3.5</text:span></text:span></text:a></text:p>
      <text:p text:style-name="P4"><text:span text:style-name="T1">Justificación — ¿Por qué documentar cada autoridad por escrito</text:span></text:p>
      <text:p text:style-name="P4">La autoridad que no se registra explícitamente se llena por defecto — por quien lleva más tiempo, habla más fuerte o controla las llaves. Un registro único que nombre cada rol, delimite su alcance, establezca sus límites y vincule su base a un acto de delegación hace que la acción no autorizada sea detectable e impide que la autoridad se derive del carisma, la antigüedad o la propiedad.</text:p>
      <text:p text:style-name="P5"><text:span text:style-name="T1">Instrucciones — Cómo rellenar esto</text:span></text:p>
      <text:p text:style-name="P5">Para cada rol, órgano o círculo que posea autoridad, enumera el alcance de autoridad, los límites estrictos, la duración del mandato y la base (estado de membresía, acto de delegación, etc.). El cuerpo colectivo de Miembros Plenos es en sí mismo una autoridad y pertenece a esta tabla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Rol / Órgano</text:p>
            </table:table-cell>
            <table:table-cell table:style-name="TableHeaderRowCell" office:value-type="string">
              <text:p text:style-name="Table_20_Heading">Alcance de autoridad</text:p>
            </table:table-cell>
            <table:table-cell table:style-name="TableHeaderRowCell" office:value-type="string">
              <text:p text:style-name="Table_20_Heading">Límites</text:p>
            </table:table-cell>
            <table:table-cell table:style-name="TableHeaderRowCell" office:value-type="string">
              <text:p text:style-name="Table_20_Heading">Duración del mandato</text:p>
            </table:table-cell>
            <table:table-cell table:style-name="TableHeaderRowCell" office:value-type="string">
              <text:p text:style-name="Table_20_Heading">Bas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p. ej. Miembros Plenos (colectivo)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ímites — no puede anular invariantes; no puede actuar fuera de la Matriz de Decisiones&gt;</text:span></text:p>
          </table:table-cell>
          <table:table-cell table:style-name="TableRowCell" office:value-type="string">
            <text:p text:style-name="Table_20_Contents"><text:span text:style-name="T2">&lt;duración&gt;</text:span></text:p>
          </table:table-cell>
          <table:table-cell table:style-name="TableRowCell" office:value-type="string">
            <text:p text:style-name="Table_20_Contents"><text:span text:style-name="T2">&lt;base — estado de membresía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p. ej. Administración de Membresía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ímites&gt;</text:span></text:p>
          </table:table-cell>
          <table:table-cell table:style-name="TableRowCell" office:value-type="string">
            <text:p text:style-name="Table_20_Contents"><text:span text:style-name="T2">&lt;duración&gt;</text:span></text:p>
          </table:table-cell>
          <table:table-cell table:style-name="TableRowCell" office:value-type="string">
            <text:p text:style-name="Table_20_Contents"><text:span text:style-name="T2">&lt;base — delegada por los Miembros Pleno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p. ej. Responsable de Finanza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ímites — tope de gasto&gt;</text:span></text:p>
          </table:table-cell>
          <table:table-cell table:style-name="TableRowCell" office:value-type="string">
            <text:p text:style-name="Table_20_Contents"><text:span text:style-name="T2">&lt;duración&gt;</text:span>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p text:style-name="P6"><text:span text:style-name="T1">Recusación por conflicto de intereses:</text:span> Un titular de rol no PUEDE ejercer su autoridad delegada en ninguna decisión en la que tenga un interés personal directo. En tales casos, la decisión se escala a través del proceso de gobernanza.</text:p>
      <text:p text:style-name="P7">La autoridad NO DEBE derivarse del carisma, la antigüedad, la propiedad o la influencia informal. La autoridad temporal o de emergencia DEBE definirse explícitamente, estar acotada en el tiempo y estar sujeta a revisión.</text:p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3">
        <text:list-item>
          <text:p text:style-name="P8"><text:span text:style-name="T1">Adoptado:</text:span> </text:p>
        </text:list-item>
        <text:list-item>
          <text:p text:style-name="P8"><text:span text:style-name="T1">Tipo de decisión:</text:span> Constitucional</text:p>
        </text:list-item>
        <text:list-item>
          <text:p text:style-name="P8"><text:span text:style-name="T1">Versión:</text:span> &lt;versión&gt;</text:p>
        </text:list-item>
        <text:list-item>
          <text:p text:style-name="P8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5Z</meta:creation-date>
    <dc:date>2026-04-29T00:56:05Z</dc:date>
    <meta:user-defined meta:name="title-meta" meta:value-type="string">Registro de Autoridades</meta:user-defined>
  </office:meta>
</office:document-meta>
</file>